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8.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0000"/>
      <style:text-properties fo:color="#ffffff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 DAVID SANCHEZ CARRASC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está el fichero package.json</text:p>
          </table:table-cell>
          <table:table-cell/>
          <table:table-cell table:style-name="ce43"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5" calcext:value-type="float">
            <text:p>0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El servicio devuelve status:200 y resultado: null cuando no hay productos. Debería devolver status:500 y un mensaje “No se encontraron producto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implementado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75" calcext:value-type="float">
            <text:p>2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rror al indicar el ID en la ruta (hay que poner el id autogenerado!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rror insertando un producto ¿ID? ¿Precio tipo text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rror modificando un producto ¿Precio tipo texto? Error al indicar el ID en la ru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rror en los datos envíados. Hay que enviar nombre de usuario y comentari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rror al indicar el ID en la ru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implementado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0.25" calcext:value-type="float">
            <text:p>0,2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rado comentarios no implementado</text:p>
          </table:table-cell>
          <table:table-cell/>
          <table:table-cell office:value-type="float" office:value="-0.5" calcext:value-type="float">
            <text:p>-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no contestada o mal contestada</text:p>
          </table:table-cell>
          <table:table-cell/>
          <table:table-cell office:value-type="float" office:value="-1" calcext:value-type="float">
            <text:p>-1,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;[.C57];[.C58])" office:value-type="float" office:value="6" calcext:value-type="float">
            <text:p>6,00</text:p>
          </table:table-cell>
          <table:table-cell table:style-name="ce15"/>
          <table:table-cell table:number-columns-repeated="2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38:48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45:00.101000000</dc:date>
    <meta:editing-duration>PT2H15M3S</meta:editing-duration>
    <meta:editing-cycles>17</meta:editing-cycles>
    <meta:document-statistic meta:table-count="1" meta:cell-count="134" meta:object-count="0"/>
  </office:meta>
</office:document-meta>
</file>